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6162"/>
    </style:style>
    <style:style style:name="P2" style:family="paragraph" style:parent-style-name="Standard">
      <style:paragraph-properties fo:text-align="center" style:justify-single-word="false"/>
      <style:text-properties officeooo:paragraph-rsid="001b6162"/>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officeooo:paragraph-rsid="001b6162" style:font-weight-asian="bold" style:font-weight-complex="bold"/>
    </style:style>
    <style:style style:name="P5" style:family="paragraph" style:parent-style-name="Standard">
      <style:text-properties fo:font-weight="bold" officeooo:paragraph-rsid="001b6162" style:font-weight-asian="bold" style:font-weight-complex="bold"/>
    </style:style>
    <style:style style:name="T1" style:family="text">
      <style:text-properties officeooo:rsid="001b61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obile App Development</text:span></text:p>
      <text:p text:style-name="P3"><text:span text:style-name="T1"><text:s/>Corona SDK/LUA</text:span></text:p>
      <text:p text:style-name="P3"><text:span text:style-name="T1"/></text:p>
      <text:p text:style-name="P4"><text:span text:style-name="T1">Menus Application </text:span></text:p>
      <text:p text:style-name="P4"><text:span text:style-name="T1">Cafe Libre</text:span></text:p>
      <text:p text:style-name="P4"><text:span text:style-name="T1"/></text:p>
      <text:p text:style-name="P4"><text:span text:style-name="T1">by </text:span></text:p>
      <text:p text:style-name="P4"><text:span text:style-name="T1">Conor Gilmer</text:span></text:p>
      <text:p text:style-name="P4"><text:span text:style-name="T1"/></text:p>
      <text:p text:style-name="P4"><text:span text:style-name="T1">Lecturer: Alan Grace</text:span></text:p>
      <text:p text:style-name="P4"><text:span text:style-name="T1"/></text:p>
      <text:p text:style-name="P4"><text:span text:style-name="T1">WebElevate 2.1</text:span></text:p>
      <text:p text:style-name="P4"><text:span text:style-name="T1"/></text:p>
      <text:p text:style-name="P4"><text:span text:style-name="T1">Digitial Skills Academy</text:span></text:p>
      <text:p text:style-name="P4"><text:span text:style-name="T1"/></text:p>
      <text:p text:style-name="P4"><text:span text:style-name="T1">Dublin Institute of Technology</text:span></text:p>
      <text:p text:style-name="P2"><text:span text:style-name="T1"/></text:p>
      <text:p text:style-name="P2"><text:span text:style-name="T1"/></text:p>
      <text:p text:style-name="P5"><text:span text:style-name="T1"/></text:p>
      <text:p text:style-name="P5"><text:span text:style-name="T1">Background</text:span></text:p>
      <text:p text:style-name="P1"><text:span text:style-name="T1">I chose to base the application on a Coffee shop which sold food, it is a brochure app showing what is available at the shop.</text:span></text:p>
      <text:p text:style-name="P1"><text:span text:style-name="T1">I chose the name Cafe Libre (since the DSA is based in the Liberties) the color scheme for the basic logo was Green and Red from the Italian flag, also since it was October and inspired by oktoberfest i chose <text:s/>that the cafe should also serve German Food and Snacks.</text:span></text:p>
      <text:p text:style-name="P1"><text:span text:style-name="T1"/></text:p>
      <text:p text:style-name="P5"><text:span text:style-name="T1">Overview</text:span></text:p>
      <text:p text:style-name="P1"><text:span text:style-name="T1">The app is a menu drive brochure type app with 4 sections, Home, Products, About and Contact. The Home page is the landing page with the options to navigate to the three other sections. The About page contain details about the Cafe, and the Contact page contains the contact details of the app.</text:span></text:p>
      <text:p text:style-name="P1"><text:span text:style-name="T1">The Main functionality is the Products page which breaks up the products into four categories, Coffees, Teas, Biscuits, and Food, this is a page with four icons with these categories of products. </text:span></text:p>
      <text:p text:style-name="P1"><text:span text:style-name="T1">When a product category is selected the user has a list view of the products available, and can scroll down and select an individual page to see further information about the product.</text:span></text:p>
      <text:p text:style-name="P1"><text:span text:style-name="T1">At any time the four main menu sections are visible on each page, the category of products have a Back button to navigate back to the Products menu, each individual product item will have a back button to navigate back to the category from which it was selected.</text:span></text:p>
      <text:p text:style-name="P1"><text:span text:style-name="T1"/></text:p>
      <text:p text:style-name="P1"><text:span text:style-name="T1">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4T14:49:26</meta:creation-date>
    <dc:date>2013-11-04T15:05:57</dc:date>
    <meta:editing-duration>PT59S</meta:editing-duration>
    <meta:editing-cycles>1</meta:editing-cycles>
    <meta:document-statistic meta:table-count="0" meta:image-count="0" meta:object-count="0" meta:page-count="1" meta:paragraph-count="19" meta:word-count="267" meta:character-count="1520" meta:non-whitespace-character-count="1267"/>
    <meta:generator>LibreOffice/4.0.3.3$MacOSX_x86 LibreOffice_project/0eaa50a932c8f2199a615e1eb30f7ac74279539</meta:generator>
  </office:meta>
</office:document-meta>
</file>